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76pt"/>
    </style:style>
    <style:style style:name="co2" style:family="table-column">
      <style:table-column-properties fo:break-before="auto" style:column-width="70.61pt"/>
    </style:style>
    <style:style style:name="co3" style:family="table-column">
      <style:table-column-properties fo:break-before="auto" style:column-width="113.3pt"/>
    </style:style>
    <style:style style:name="co4" style:family="table-column">
      <style:table-column-properties fo:break-before="auto" style:column-width="74.21pt"/>
    </style:style>
    <style:style style:name="co5" style:family="table-column">
      <style:table-column-properties fo:break-before="auto" style:column-width="78.46pt"/>
    </style:style>
    <style:style style:name="co6" style:family="table-column">
      <style:table-column-properties fo:break-before="auto" style:column-width="95.9pt"/>
    </style:style>
    <style:style style:name="co7" style:family="table-column">
      <style:table-column-properties fo:break-before="auto" style:column-width="29.71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/>
      <table:table table:name="25-tra-90k-5000res-2folds-1e-06ridge-50w2vdim-&lt;start&gt;-09-09_20:0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S.No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std. RMSE</text:p>
          </table:table-cell>
          <table:table-cell office:value-type="string" calcext:value-type="string">
            <text:p>Meaning_Error</text:p>
          </table:table-cell>
          <table:table-cell office:value-type="string" calcext:value-type="string">
            <text:p>std. Meaning Error</text:p>
          </table:table-cell>
          <table:table-cell office:value-type="string" calcext:value-type="string">
            <text:p>Sentence_Error</text:p>
          </table:table-cell>
          <table:table-cell office:value-type="string" calcext:value-type="string">
            <text:p>std. Sentence Error</text:p>
          </table:table-cell>
          <table:table-cell office:value-type="string" calcext:value-type="string">
            <text:p>se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8142781554357" calcext:value-type="float">
            <text:p>0.4681427816</text:p>
          </table:table-cell>
          <table:table-cell table:style-name="ce1" office:value-type="float" office:value="0.0000318727828551024" calcext:value-type="float">
            <text:p>3.19E-05</text:p>
          </table:table-cell>
          <table:table-cell office:value-type="float" office:value="0.0368813666607784" calcext:value-type="float">
            <text:p>0.0368813667</text:p>
          </table:table-cell>
          <table:table-cell office:value-type="float" office:value="0.000585511982570806" calcext:value-type="float">
            <text:p>0.000585512</text:p>
          </table:table-cell>
          <table:table-cell office:value-type="float" office:value="0.208134605193429" calcext:value-type="float">
            <text:p>0.2081346052</text:p>
          </table:table-cell>
          <table:table-cell office:value-type="float" office:value="0.0030471648118707" calcext:value-type="float">
            <text:p>0.0030471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68802222917842" calcext:value-type="float">
            <text:p>0.4688022229</text:p>
          </table:table-cell>
          <table:table-cell office:value-type="float" office:value="0.000212118502050745" calcext:value-type="float">
            <text:p>0.0002121185</text:p>
          </table:table-cell>
          <table:table-cell office:value-type="float" office:value="0.037438909497733" calcext:value-type="float">
            <text:p>0.0374389095</text:p>
          </table:table-cell>
          <table:table-cell office:value-type="float" office:value="0.000538038038038039" calcext:value-type="float">
            <text:p>0.000538038</text:p>
          </table:table-cell>
          <table:table-cell office:value-type="float" office:value="0.215112170994524" calcext:value-type="float">
            <text:p>0.215112171</text:p>
          </table:table-cell>
          <table:table-cell office:value-type="float" office:value="0.00419537184243067" calcext:value-type="float">
            <text:p>0.00419537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68032638917232" calcext:value-type="float">
            <text:p>0.4680326389</text:p>
          </table:table-cell>
          <table:table-cell office:value-type="float" office:value="0.000232540749029036" calcext:value-type="float">
            <text:p>0.0002325407</text:p>
          </table:table-cell>
          <table:table-cell office:value-type="float" office:value="0.0371625301772361" calcext:value-type="float">
            <text:p>0.0371625302</text:p>
          </table:table-cell>
          <table:table-cell office:value-type="float" office:value="0.00057741565094506" calcext:value-type="float">
            <text:p>0.0005774157</text:p>
          </table:table-cell>
          <table:table-cell office:value-type="float" office:value="0.214582229288112" calcext:value-type="float">
            <text:p>0.2145822293</text:p>
          </table:table-cell>
          <table:table-cell office:value-type="float" office:value="0.00242889948772303" calcext:value-type="float">
            <text:p>0.00242889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68546665781214" calcext:value-type="float">
            <text:p>0.4685466658</text:p>
          </table:table-cell>
          <table:table-cell office:value-type="float" office:value="0.000266855867448179" calcext:value-type="float">
            <text:p>0.0002668559</text:p>
          </table:table-cell>
          <table:table-cell office:value-type="float" office:value="0.0379537625861155" calcext:value-type="float">
            <text:p>0.0379537626</text:p>
          </table:table-cell>
          <table:table-cell table:style-name="ce1" office:value-type="float" office:value="0.0000401136430548225" calcext:value-type="float">
            <text:p>4.01E-05</text:p>
          </table:table-cell>
          <table:table-cell office:value-type="float" office:value="0.216878643349232" calcext:value-type="float">
            <text:p>0.2168786433</text:p>
          </table:table-cell>
          <table:table-cell office:value-type="float" office:value="0.000132485426603074" calcext:value-type="float">
            <text:p>0.00013248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68922550084424" calcext:value-type="float">
            <text:p>0.4689225501</text:p>
          </table:table-cell>
          <table:table-cell office:value-type="float" office:value="0.000148731663669383" calcext:value-type="float">
            <text:p>0.0001487317</text:p>
          </table:table-cell>
          <table:table-cell office:value-type="float" office:value="0.037830109521286" calcext:value-type="float">
            <text:p>0.0378301095</text:p>
          </table:table-cell>
          <table:table-cell office:value-type="float" office:value="0.00073124595183419" calcext:value-type="float">
            <text:p>0.000731246</text:p>
          </table:table-cell>
          <table:table-cell office:value-type="float" office:value="0.219484190072425" calcext:value-type="float">
            <text:p>0.2194841901</text:p>
          </table:table-cell>
          <table:table-cell office:value-type="float" office:value="0.000794912559618443" calcext:value-type="float">
            <text:p>0.00079491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6])" office:value-type="float" office:value="0.468489371851014" calcext:value-type="float">
            <text:p>0.4684893719</text:p>
          </table:table-cell>
          <table:table-cell/>
          <table:table-cell table:formula="of:=AVERAGE([.D2:.D6])" office:value-type="float" office:value="0.0374533356886298" calcext:value-type="float">
            <text:p>0.0374533357</text:p>
          </table:table-cell>
          <table:table-cell/>
          <table:table-cell table:formula="of:=AVERAGE([.F2:.F6])" office:value-type="float" office:value="0.214838367779544" calcext:value-type="float">
            <text:p>0.21483836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.</text:p>
          </table:table-cell>
          <table:table-cell table:formula="of:=STDEV([.B2:.B6])" office:value-type="float" office:value="0.000392915885683623" calcext:value-type="float">
            <text:p>0.0003929159</text:p>
          </table:table-cell>
          <table:table-cell/>
          <table:table-cell table:formula="of:=STDEV([.D2:.D6])" office:value-type="float" office:value="0.000448416695151856" calcext:value-type="float">
            <text:p>0.0004484167</text:p>
          </table:table-cell>
          <table:table-cell/>
          <table:table-cell table:formula="of:=STDEV([.F2:.F6])" office:value-type="float" office:value="0.0042079507220149" calcext:value-type="float">
            <text:p>0.004207950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0T18:10:12.514256829</dc:date>
    <dc:creator>Surender Kumar</dc:creator>
    <meta:editing-duration>PT2M27S</meta:editing-duration>
    <meta:editing-cycles>1</meta:editing-cycles>
    <meta:document-statistic meta:table-count="1" meta:cell-count="56" meta:object-count="0"/>
    <meta:generator>LibreOffice/5.1.4.2$Linux_X86_64 LibreOffice_project/10m0$Build-2</meta:generator>
  </office:meta>
</office:document-meta>
</file>